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7.001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528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9" style:family="table-row">
      <style:table-row-properties style:row-height="4.974cm" fo:break-before="auto" style:use-optimal-row-height="true"/>
    </style:style>
    <style:style style:name="ro10" style:family="table-row">
      <style:table-row-properties style:row-height="3.632cm" fo:break-before="auto" style:use-optimal-row-height="true"/>
    </style:style>
    <style:style style:name="ro11" style:family="table-row">
      <style:table-row-properties style:row-height="5.87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9.003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2.55pt solid #000000" fo:padding="0.136cm" style:vertical-align="middle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e1bee7" style:text-align-source="fix" style:repeat-content="false" fo:wrap-option="wrap" fo:border="0.06pt solid #000000" style:vertical-align="middle"/>
      <style:paragraph-properties fo:text-align="center" fo:margin-left="0cm" style:writing-mode="lr-tb"/>
      <style:text-properties style:font-name="Arial" fo:font-size="15pt" style:font-size-asian="15pt" style:font-size-complex="15pt"/>
    </style:style>
    <style:style style:name="ce36" style:family="table-cell" style:parent-style-name="Default">
      <style:table-cell-properties fo:background-color="#fafafa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able-cell-properties fo:background-color="#bbdefb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4" style:family="table-cell" style:parent-style-name="Default">
      <style:table-cell-properties fo:background-color="#fff9c4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fo:background-color="#f8bbd0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c8e6c9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fo:background-color="#ffe0b2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0" style:family="table-cell" style:parent-style-name="Default">
      <style:table-cell-properties fo:background-color="#d7ccc8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afafa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e0b2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7ccc8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fafafa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ffe0b2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06pt solid #000000" fo:background-color="#d7ccc8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0.06pt solid #000000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e0b2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d7ccc8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afafa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ffe0b2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d7ccc8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19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0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121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3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4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125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8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129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2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133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6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137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9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0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141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4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145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7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8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EPIC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15" office:value-type="string" calcext:value-type="string">
            <text:p>S’authentif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Navigu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2" office:value-type="string" calcext:value-type="string">
            <text:p>Gérer les comptes utilisateur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4" office:value-type="string" calcext:value-type="string">
            <text:p>Consulter le dashboard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5" office:value-type="string" calcext:value-type="string">
            <text:p>Gérer son compte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6" office:value-type="string" calcext:value-type="string">
            <text:p>Chatt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9" office:value-type="string" calcext:value-type="string">
            <text:p>Gérer son calendr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50" office:value-type="string" calcext:value-type="string">
            <text:p>Gérer les tâche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01 Se connecter</text:p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3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LORSQUE je remplis les champs « email », « Mot de passe », et que je clique sur le bouton Connexion</text:p>
            <text:p>ET le compte existe</text:p>
            <text:p>ET le mail et le mot de passe sont corrects</text:p>
            <text:p>ET le type de compte est valide (élève ou tuteur)</text:p>
            <text:p>ALORS le système me connecte</text:p>
            <text:p>ET le système me redirige vers le dashboard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<text:span text:style-name="T1">US02 Changer mot de passe</text:span></text:p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4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ET j’ai oublié mon mot de passe</text:p>
            <text:p>LORSQUE je clique sur le bouton « J’ai oublié mon de passe »</text:p>
            <text:p>ET je remplis le champs « email », et que je clique sur le bouton Nouveau mot de passe</text:p>
            <text:p>ET l’email est le b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pouvoir changer votre mot de passse. », et que je clique sur le bouton Envoyer le code</text:p>
            <text:p>ALORS le système me redirige vers la page Nouveau mot de passe</text:p>
            <text:p>ETANT DONNÉ QUE je suis sur la page nouveau mot de passe</text:p>
            <text:p>LORSQUE je remplis les champs « Nouveau mot de passe », « Répéter le nouveau mot de passe », et que je clique sur le bouton Enregistrer</text:p>
            <text:p>ET les critères de sécurité sont remplis</text:p>
            <text:p>ALORS le système me connecte</text:p>
            <text:p>ET le système me redirige sur le dashboard</text:p>
            <text:p>ET un message m’indique que mon mot de passe a bien été modifié</text:p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<text:span text:style-name="T1">US03 S’inscrire</text:span></text:p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4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ETANT DONNÉ QUE je suis un visiteur déconnecté et je suis sur la page d’inscription</text:p>
            <text:p>LORSQUE je remplis les champs « Nom », « Prénom », « Email », « Mot de passe », « Type de compte », et que je clique sur le bouton Connexi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connecte avec un compte de type élève</text:p>
            <text:p>ET le système me redirige sur le dashboard</text:p>
            <text:p>ET un message m’indique que mon profil est en cours de validation, et qu’un mail confirmant l’activation de mon compte me sera envoyé</text:p>
            <text:p/>
          </table:table-cell>
          <table:table-cell table:style-name="ce37" table:number-columns-repeated="1019"/>
        </table:table-row>
        <table:table-row table:style-name="ro5">
          <table:table-cell table:style-name="ce56" office:value-type="string" calcext:value-type="string">
            <text:p><text:span text:style-name="T1">US04 Naviguer</text:span></text:p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table:style-name="ce70" office:value-type="string" calcext:value-type="string">
            <text:p><text:span text:style-name="T4">25</text:span></text:p>
            <text:p>(174+174+174)/21</text:p>
          </table:table-cell>
          <table:table-cell table:style-name="ce83" office:value-type="float" office:value="21" calcext:value-type="float">
            <text:p>21</text:p>
          </table:table-cell>
          <table:table-cell table:style-name="ce93"/>
          <table:table-cell table:style-name="ce56" office:value-type="string" calcext:value-type="string">
            <text:p>ETANT DONNÉ QUE je suis un utilisateur connecté et je suis sur n’importe quelle page</text:p>
            <text:p>LORSQUE je clique sur un lien du menu</text:p>
            <text:p>ALORS le système me redirige vers la page correspondant au lien cliqué</text:p>
            <text:p/>
          </table:table-cell>
          <table:table-cell table:style-name="ce103" table:number-columns-repeated="1019"/>
        </table:table-row>
        <table:table-row table:style-name="ro6">
          <table:table-cell table:style-name="ce8" office:value-type="string" calcext:value-type="string">
            <text:p>US05 Rechercher un compte utilisateur</text:p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3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remplis le champs Rechercher par nom</text:p>
            <text:p>ALORS le système met à jour la liste affichée de façon dynamique en fonction des résultats</text:p>
            <text:p>ET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6 Consulter les comptes</text:span></text:p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4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n’importe quelle page</text:p>
            <text:p>LORSQUE je clique sur Utilisateurs</text:p>
            <text:p>ALORS le système me redirige sur la page Utilisateurs</text:p>
            <text:p>ET le système affiche les comptes utilisateurs sous forme de liste</text:p>
            <text:p>ET le système pernet de trier les résultats (alphabétique, chronologique, par type de compte, par statuts)</text:p>
            <text:p>ET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7 Modifier les types de comptes</text:span></text:p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4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hoisis un nouveau type pour le compte à modifier, et que je clique sur le bouton Modifier</text:p>
            <text:p>ALORS le système met à jour le nouveau type de compte dans la liste</text:p>
            <text:p>ET un message m’indique que le type du compte a bien été modifié,et qu’un mail d’information est envoyé à l’utilisateur</text:p>
            <text:p>ET un mail est envoyé à l’utilisateur, l’informant du changement de statut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8 Supprimer un compte utilisateur</text:span></text:p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4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lique sur le bouton Supprimer</text:p>
            <text:p>ET je clique sur le bouton Confirmer la suppression définitive</text:p>
            <text:p>ALORS le système supprime le compte choisit, il est retiré de la liste</text:p>
            <text:p>ET un message m’indique que le compte utilisateur est supprimé, et qu’un mail d’information est envoyé à l’utilisateur</text:p>
            <text:p>ET un mail est envoyé à l’utilisateur, l’informant de la suppression de son compte</text:p>
            <text:p/>
          </table:table-cell>
          <table:table-cell table:style-name="ce38" table:number-columns-repeated="1019"/>
        </table:table-row>
        <table:table-row table:style-name="ro6">
          <table:table-cell table:style-name="ce8" office:value-type="string" calcext:value-type="string">
            <text:p><text:span text:style-name="T1">US09 Être notifié des comptes à activer</text:span></text:p>
            <text:p>En tant qu’administrateur</text:p>
            <text:p>Je veux être notifié sur la page de gestion des comptes, qu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4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<text:span text:style-name="T1">LORSQUE un utilisateur demandant un profil tuteur vient de s’inscrire</text:span></text:p>
            <text:p>ALORS le système ajoute le compte du nouvel utilisateur dans la liste</text:p>
            <text:p>ET le compte est affiché en gras</text:p>
            <text:p>ET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8">
          <table:table-cell table:style-name="ce14" office:value-type="string" calcext:value-type="string">
            <text:p>US10 Consulter son compte</text:p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4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Mon compte</text:p>
            <text:p>ALORS le système me redirige sur la page Mon compte</text:p>
            <text:p>ET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US11 Modifier son compte</text:p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4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</text:p>
            <text:p>LORSQUE je modifie les champs « Nom », « Prénom », « Email », « Mot de passe », « Type de compte », et que je clique sur Enregistrer</text:p>
            <text:p>ALORS le système modifie mes données</text:p>
            <text:p>ET un message m’indique que les modifications ont bien été enregistrées</text:p>
            <text:p>ET un mail m’est envoyé, si  ces changements le justifient (ex. mot de passe, type de compte)</text:p>
            <text:p/>
          </table:table-cell>
          <table:table-cell table:style-name="ce40" table:number-columns-repeated="1019"/>
        </table:table-row>
        <table:table-row table:style-name="ro9">
          <table:table-cell table:style-name="ce14" office:value-type="string" calcext:value-type="string">
            <text:p>US12 Supprimer son compte</text:p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4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 </text:p>
            <text:p>LORSQUE je clique sur supprimer mon compte</text:p>
            <text:p>ET je clique sur le bouton Confirmer la suppression définitive</text:p>
            <text:p>ALORS le système me déconnecte</text:p>
            <text:p>ET le système supprime mon compte et les données associées</text:p>
            <text:p>ET le système me redirige vers la page de connexion </text:p>
            <text:p>ET un message m’indique que mon compte et les données associées sont définitivement supprimées</text:p>
            <text:p>ET un mail m’est envoyé, m’informant de la suppression de mon compte</text:p>
            <text:p/>
          </table:table-cell>
          <table:table-cell table:style-name="ce40" table:number-columns-repeated="1019"/>
        </table:table-row>
        <table:table-row table:style-name="ro6">
          <table:table-cell table:style-name="ce14" office:value-type="string" calcext:value-type="string">
            <text:p>US13 Se déconnecter</text:p>
            <text:p>En tant qu’utilisateur</text:p>
            <text:p>Je veux me déconnecter de mon compte learnAtHome</text:p>
            <text:p>Afin que je puisse fermer ma session en cours</text:p>
            <text:p/>
          </table:table-cell>
          <table:table-cell table:style-name="ce20" office:value-type="string" calcext:value-type="string">
            <text:p><text:span text:style-name="T4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Se déconnecter</text:p>
            <text:p>ALORS le système me déconnecte</text:p>
            <text:p>ET le système me redirige vers la page de connexion</text:p>
            <text:p>ET un message m’indique que j’ai bien été déconnecté</text:p>
            <text:p/>
          </table:table-cell>
          <table:table-cell table:style-name="ce40" table:number-columns-repeated="1019"/>
        </table:table-row>
        <table:table-row table:style-name="ro10">
          <table:table-cell table:style-name="ce10" office:value-type="string" calcext:value-type="string">
            <text:p>US14 Consulter les types de comptes utilisateurs</text:p>
            <text:p>En tant qu’administrateur</text:p>
            <text:p>Je veux être notifié sur le dashboard, qu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3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ETANT DONNÉ QUE je suis un administrateur connecté et je suis sur le dashboard</text:p>
            <text:p>LORSQUE un utilisateur demandant un profil tuteur vient de s’inscrire</text:p>
            <text:p>ALORS le système incrémente, et met en gras le nombre de nouveaux comptes utilisateurs en attente</text:p>
            <text:p>ET le nombre de comptes élèves est incrémenté</text:p>
            <text:p>ET le nombre des comptes tuteurs ne change pas </text:p>
            <text:p>ET un message m’indique qu’un nouveau compte de type tuteur est à activer</text:p>
            <text:p/>
          </table:table-cell>
          <table:table-cell table:style-name="ce39" table:number-columns-repeated="1019"/>
        </table:table-row>
        <table:table-row table:style-name="ro8">
          <table:table-cell table:style-name="ce10" office:value-type="string" calcext:value-type="string">
            <text:p>US15 Consulter le calendrier simplifié</text:p>
            <text:p>En tant qu’utilisateur</text:p>
            <text:p>Je veux consulter le calendrier simplifié sur le dashboard</text:p>
            <text:p>Afin que je puisse voir les événements dans un futur proche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 calendrier simplifié est affiché, avec les événements à venir sur 10 jours</text:p>
            <text:p/>
          </table:table-cell>
          <table:table-cell table:style-name="ce41" table:number-columns-repeated="1019"/>
        </table:table-row>
        <table:table-row table:style-name="ro8">
          <table:table-cell table:style-name="ce10" office:value-type="string" calcext:value-type="string">
            <text:p>US16 Consulter les tâches simplifiées</text:p>
            <text:p>En tant qu’utilisateur</text:p>
            <text:p><text:span text:style-name="T1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s 4 premières tâches simplifiées sont affichées</text:p>
            <text:p/>
          </table:table-cell>
          <table:table-cell table:style-name="ce41" table:number-columns-repeated="1019"/>
        </table:table-row>
        <table:table-row table:style-name="ro5">
          <table:table-cell table:style-name="ce10" office:value-type="string" calcext:value-type="string">
            <text:p>US17 Consulter l’état du chat</text:p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le dashboard</text:p>
            <text:p>LORSQUE un message non lu m’est destiné</text:p>
            <text:p>ALORS le système incrémente et met en gras le nombre de messages non lus</text:p>
            <text:p>ET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6">
          <table:table-cell table:style-name="ce31" office:value-type="string" calcext:value-type="string">
            <text:p>US18 Être notifié messages non lus dans chat</text:p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5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un message non lu m’est destiné</text:p>
            <text:p>ALORS le système incrémente et met en gras le nombre de messages non lus</text:p>
            <text:p>ET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19 Consulter message chat avec contact</text:p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5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 les messages non lus sont affichés en gras</text:p>
            <text:p/>
          </table:table-cell>
          <table:table-cell table:style-name="ce68" table:number-columns-repeated="1019"/>
        </table:table-row>
        <table:table-row table:style-name="ro2">
          <table:table-cell table:style-name="ce31" office:value-type="string" calcext:value-type="string">
            <text:p>US20 Écrire un message chat avec contact</text:p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5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le champ Votre texte ici est affiché</text:p>
            <text:p>LORSQUE je saisis mon message</text:p>
            <text:p>ET je clique sur l’icône envoyer</text:p>
            <text:p>ALORS le système envoit le message au contact</text:p>
            <text:p>ET le message et l’horodatage sont ajoutés au chat</text:p>
            <text:p/>
          </table:table-cell>
          <table:table-cell table:style-name="ce68" table:number-columns-repeated="1019"/>
        </table:table-row>
        <table:table-row table:style-name="ro4">
          <table:table-cell table:style-name="ce31" office:value-type="string" calcext:value-type="string">
            <text:p>US21 Modifier message chat avec contact</text:p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modifier</text:p>
            <text:p>LORSQUE je clique sur le message à modifier</text:p>
            <text:p>ET un bouton modifier ce message apparaît</text:p>
            <text:p>ET je clique sur modifier ce message</text:p>
            <text:p>ET je modifie le message</text:p>
            <text:p>ET je clique sur l’icône terminer</text:p>
            <text:p>ALORS le système envoit le message modifié au contact</text:p>
            <text:p>ET le message est modifié dans le chat</text:p>
            <text:p/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<text:span text:style-name="T1">US22 Supprimer message chat avec contact</text:span></text:p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supprimer</text:p>
            <text:p>LORSQUE je clique sur le message à supprimer</text:p>
            <text:p>ET un bouton supprimer ce message apparaît</text:p>
            <text:p>ET je clique sur supprimer ce message</text:p>
            <text:p>ALORS le système supprime le message au contact</text:p>
            <text:p>ET le message est retiré du chat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23 Rechercher un élève</text:p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tuteur/administrateur connecté et je suis sur la page Conversations</text:p>
            <text:p>LORSQUE je remplis le champ Rechercher par nom </text:p>
            <text:p>ALORS le système met à jour la liste des noms d’élèves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6">
          <table:table-cell table:style-name="ce31" office:value-type="string" calcext:value-type="string">
            <text:p>US24 Créer chat avec élève</text:p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ET le nom de l’élève est saisit dans le champ Rechercher par nom</text:p>
            <text:p>ET le nom de l’élève recherché est affiché</text:p>
            <text:p>LORSQUE je clique sur le nom de l’élève</text:p>
            <text:p>ALORS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<text:span text:style-name="T1">US25 Supprimer chat avec élève</text:span></text:p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e l’élève</text:p>
            <text:p>ALORS le système m’affiche le chat en cours avec cet élève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26 Rechercher un tuteur/administrateur</text:p>
            <text:p>En tant qu’administrateur</text:p>
            <text:p>Je veux rechercher un tuteur/administrateur</text:p>
            <text:p><text:span text:style-name="T1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administrateur connecté et je suis sur la page Conversations</text:p>
            <text:p>LORSQUE je remplis le champ Rechercher par nom </text:p>
            <text:p>ALORS le système met à jour la liste des noms de tuteur/administrateur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US27 Créer chat avec tuteur/administrateur</text:p>
            <text:p>En tant qu’administrateur</text:p>
            <text:p><text:span text:style-name="T1">Je veux créer un chat avec un tuteur/administrateur</text:span></text:p>
            <text:p><text:span text:style-name="T1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administrateur connecté et je suis sur la page Conversations</text:p>
            <text:p>ET le nom du tuteur/administrateur est saisit dans le champ Rechercher par nom</text:p>
            <text:p>ET le nom du tuteur/administrateur recherché est affiché</text:p>
            <text:p>LORSQUE je clique sur le nom du tuteur/administrateur</text:p>
            <text:p>ALORS le système ajoute un onglet de chat avec l’icône et le nom du tuteur/administrateur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US28 Supprimer chat avec tuteur/administrateur</text:p>
            <text:p>En tant qu’administrateur</text:p>
            <text:p><text:span text:style-name="T1">Je veux supprimer un chat avec un tuteur/administrateur</text:span></text:p>
            <text:p><text:span text:style-name="T1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u tuteur/administrateur</text:p>
            <text:p>ALORS le système m’affiche le chat en cours avec le tuteur/administrateur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9">
          <table:table-cell table:style-name="ce48" office:value-type="string" calcext:value-type="string">
            <text:p>US29 Créer un événement</text:p>
            <text:p>En tant qu’utilisateur</text:p>
            <text:p>Je veux créer un événement dans mon calendrier</text:p>
            <text:p>Afin que je puisse le consulter ultérieurement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le bouton ajouter un événement</text:p>
            <text:p>ALORS le système m’affiche le formulaire de siaisie de l’événement</text:p>
            <text:p>ETANT DONNÉ QUE un bouton Ajouter l’événement est visible</text:p>
            <text:p>LORSQUE je remplis les champs, « Toute la journée » (booléen), « De » (début), « À » (fin), « Répéter » (unique, quotidien, etc.), « Lieu », « Description », et que je clique sur Ajouter l’événement</text:p>
            <text:p>ALORS le système affiche le calendrier avec l’événement ajouté</text:p>
            <text:p>ET un message confirme l’ajout de l’événement</text:p>
            <text:p/>
          </table:table-cell>
          <table:table-cell table:style-name="ce109" table:number-columns-repeated="1019"/>
        </table:table-row>
        <table:table-row table:style-name="ro11">
          <table:table-cell table:style-name="ce48" office:value-type="string" calcext:value-type="string">
            <text:p>US30 Modifier un événement</text:p>
            <text:p>En tant qu’utilisateur</text:p>
            <text:p>Je veux modifier un événement dans mon calendrier</text:p>
            <text:p>Afin que je puisse le mettre à jour</text:p>
          </table:table-cell>
          <table:table-cell table:style-name="ce57" office:value-type="string" calcext:value-type="string">
            <text:p><text:span text:style-name="T5">4</text:span></text:p>
            <text:p>(21+5+5)/8</text:p>
          </table:table-cell>
          <table:table-cell table:style-name="ce67" office:value-type="float" office:value="8" calcext:value-type="float">
            <text:p>8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modifier un événement</text:p>
            <text:p>ALORS le système m’affiche le formulaire de modification de l’événement</text:p>
            <text:p>ETANT DONNÉ QUE un bouton Modifier l’événement est visible</text:p>
            <text:p>LORSQUE je modifie les champs, « Toute la journée » (booléen), « De » (début), « À » (fin), « Répéter » (unique, quotidien, etc.), « Lieu », « Description », et que je clique sur Modifier l’événement</text:p>
            <text:p>ALORS le système affiche le calendrier avec l’événement modifié</text:p>
            <text:p>ET un message confirme la modification de l’événement</text:p>
            <text:p/>
          </table:table-cell>
          <table:table-cell table:style-name="ce109" table:number-columns-repeated="1019"/>
        </table:table-row>
        <table:table-row table:style-name="ro7">
          <table:table-cell table:style-name="ce48" office:value-type="string" calcext:value-type="string">
            <text:p>US31 Supprimer un événement</text:p>
            <text:p>En tant qu’utilisateur</text:p>
            <text:p>Je veux supprimer un événement dans mon calendrier</text:p>
            <text:p>Afin qu’il ne soit plus visible</text:p>
          </table:table-cell>
          <table:table-cell table:style-name="ce57" office:value-type="string" calcext:value-type="string">
            <text:p><text:span text:style-name="T5">4</text:span></text:p>
            <text:p>(8+5+5)/5</text:p>
          </table:table-cell>
          <table:table-cell table:style-name="ce67" office:value-type="float" office:value="5" calcext:value-type="float">
            <text:p>5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supprimer un événement</text:p>
            <text:p>ALORS le système supprime l’événement du calendrier</text:p>
            <text:p>ET affiche le calendrier mis à jour</text:p>
            <text:p>ET un message confirme la suppression de l’événement</text:p>
            <text:p/>
          </table:table-cell>
          <table:table-cell table:style-name="ce109" table:number-columns-repeated="1019"/>
        </table:table-row>
        <table:table-row table:style-name="ro8">
          <table:table-cell table:style-name="ce48" office:value-type="string" calcext:value-type="string">
            <text:p>US32 Consulter le calendrier</text:p>
            <text:p>En tant qu’utilisateur</text:p>
            <text:p>Je veux consulter le calendrier</text:p>
            <text:p>Afin que je puisse voir tous les événements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</text:p>
            <text:p>ALORS le système m’affiche les détails de l’événement</text:p>
            <text:p/>
          </table:table-cell>
          <table:table-cell table:style-name="ce109" table:number-columns-repeated="1019"/>
        </table:table-row>
        <table:table-row table:style-name="ro10">
          <table:table-cell table:style-name="ce65" office:value-type="string" calcext:value-type="string">
            <text:p>US33 Créer une tâche perso</text:p>
            <text:p>En tant qu’utilisateur</text:p>
            <text:p><text:span text:style-name="T2">Je veux créer une tâche dans ma liste de tâches</text:span></text:p>
            <text:p><text:span text:style-name="T1">Afin que je puisse la voir dans ma liste de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clique sur le bouton créer une tâche</text:p>
            <text:p>ALORS le système m’affiche le formulaire de siaisie de tâche</text:p>
            <text:p>ETANT DONNÉ QUE un bouton Ajouter une tâche est visible</text:p>
            <text:p>LORSQUE je remplis le champ, « Tâche », et que je clique sur Ajouter la tâche</text:p>
            <text:p>ALORS le système affiche la liste des tâches avec la tâche ajoutée en dernier</text:p>
            <text:p>ET un message confirme l’ajout de la tâche</text:p>
            <text:p/>
          </table:table-cell>
          <table:table-cell table:style-name="ce110" table:number-columns-repeated="1019"/>
        </table:table-row>
        <table:table-row table:style-name="ro7">
          <table:table-cell table:style-name="ce65" office:value-type="string" calcext:value-type="string">
            <text:p>US34 Modifier une tâche perso</text:p>
            <text:p>En tant qu’utilisateur</text:p>
            <text:p><text:span text:style-name="T2">Je veux modifier une tâche dans ma liste de tâches</text:span></text:p>
            <text:p><text:span text:style-name="T2">Afin que je puisse la mettre à jour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e la liste de tâches</text:span></text:p>
            <text:p><text:span text:style-name="T1">ET que je clique sur le bouton modifier la tâche</text:span></text:p>
            <text:p>ALORS le système m’affiche le formulaire de modification de la tâche</text:p>
            <text:p>ETANT DONNÉ QUE un bouton Modifier la tâche est visible</text:p>
            <text:p>LORSQUE je modifie le champ « Tâche », et que je clique sur Modifier la tâche</text:p>
            <text:p>ALORS le système affiche la liste de tâches avec la tâche modifiée</text:p>
            <text:p>ET un message confirme la modification de la tâche</text:p>
            <text:p/>
          </table:table-cell>
          <table:table-cell table:style-name="ce110" table:number-columns-repeated="1019"/>
        </table:table-row>
        <table:table-row table:style-name="ro6">
          <table:table-cell table:style-name="ce65" office:value-type="string" calcext:value-type="string">
            <text:p>US35 Supprimer une tâche perso</text:p>
            <text:p>En tant qu’utilisateur</text:p>
            <text:p><text:span text:style-name="T2">Je veux supprimer une tâche dans ma liste de tâches</text:span></text:p>
            <text:p><text:span text:style-name="T2">Afin qu’elle ne soit plus visible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ans la liste de tâches</text:span></text:p>
            <text:p>ET que je clique sur le bouton supprimer la tâche</text:p>
            <text:p>ALORS le système supprime la tâche de la liste des tâches</text:p>
            <text:p>ET affiche la liste des tâches mise à jour</text:p>
            <text:p>ET un message confirme la suppression de la tâche</text:p>
            <text:p/>
          </table:table-cell>
          <table:table-cell table:style-name="ce110" table:number-columns-repeated="1019"/>
        </table:table-row>
        <table:table-row table:style-name="ro5">
          <table:table-cell table:style-name="ce65" office:value-type="string" calcext:value-type="string">
            <text:p>US36 Consulter ses tâches</text:p>
            <text:p>En tant qu’utilisateur</text:p>
            <text:p><text:span text:style-name="T2">Je veux consulter une tâche dans ma liste de tâches</text:span></text:p>
            <text:p><text:span text:style-name="T2">Afin que je puisse voir toutes les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scroll avec la souris dans le contenuer « Tâches personnelles »</text:p>
            <text:p>ALORS le système m’affiche les tâches les unes en dessous des autres, dans ma liste de tâches personnelles</text:p>
            <text:p/>
          </table:table-cell>
          <table:table-cell table:style-name="ce110" table:number-columns-repeated="1019"/>
        </table:table-row>
        <table:table-row table:style-name="ro9">
          <table:table-cell table:style-name="ce65" office:value-type="string" calcext:value-type="string">
            <text:p>US37 Créer une tâche à un élève</text:p>
            <text:p>En tant que tuteur/administrateur</text:p>
            <text:p><text:span text:style-name="T1">Je veux créer une tâche pour un élève à partir de ma liste de tâches élèves</text:span></text:p>
            <text:p><text:span text:style-name="T1">Afin que l’élève et moi puissions la voir dans nos listes de tâches respecti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le bouton créer une tâche dans la liste de tâches élèves</text:p>
            <text:p>ALORS le système m’affiche le formulaire de saisie de tâche élève</text:p>
            <text:p>ETANT DONNÉ QUE un bouton Ajouter une tâche est visible</text:p>
            <text:p>LORSQUE je remplis les champs, « Tâche », « Élève » (élèves issus des chats), et que je clique sur Ajouter la tâche</text:p>
            <text:p>ALORS le système affiche la liste des tâches élèves avec la tâche ajoutée en dernier en précisant le nom et prénom de l’élève</text:p>
            <text:p>ET un message confirme l’ajout de la tâche à l’élève</text:p>
            <text:p/>
          </table:table-cell>
          <table:table-cell table:style-name="ce110" table:number-columns-repeated="1019"/>
        </table:table-row>
        <table:table-row table:style-name="ro11">
          <table:table-cell table:style-name="ce65" office:value-type="string" calcext:value-type="string">
            <text:p><text:span text:style-name="T1">US38 Modifier une tâche d’un élève</text:span></text:p>
            <text:p><text:span text:style-name="T1">En tant que tuteur/administrateur</text:span></text:p>
            <text:p><text:span text:style-name="T1">Je veux modifier une tâche attribuée à un élève à partir de ma liste de tâches</text:span></text:p>
            <text:p><text:span text:style-name="T2">Afin que je puisse la mettre à jour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une tâche dans la liste de tâches élèves</text:p>
            <text:p>ET que je clique sur le bouton modifier la tâche élève</text:p>
            <text:p>ALORS le système m’affiche le formulaire de modification de la tâche élève</text:p>
            <text:p>ETANT DONNÉ QUE un bouton Modifier la tâche est visible</text:p>
            <text:p>LORSQUE je modifie les champs, « Tâche », et que je clique sur Modifier la tâche</text:p>
            <text:p>ALORS le système modifie la tâche dans ma liste de tâches élèves et dans celle de l’élève</text:p>
            <text:p>ET le système affiche ma liste de tâches élève avec la tâche modifiée en précisant le nom et prénom de l’élève</text:p>
            <text:p>ET un message confirme la modification de la tâche à l’élève</text:p>
            <text:p/>
          </table:table-cell>
          <table:table-cell table:style-name="ce110" table:number-columns-repeated="1019"/>
        </table:table-row>
        <table:table-row table:style-name="ro2">
          <table:table-cell table:style-name="ce65" office:value-type="string" calcext:value-type="string">
            <text:p><text:span text:style-name="T1">US39 Supprimer une tâche d’un élève</text:span></text:p>
            <text:p><text:span text:style-name="T1">En tant que tuteur/administrateur</text:span></text:p>
            <text:p><text:span text:style-name="T1">Je veux supprimer une tâche attribuée à un élève à partir de ma liste de tâches</text:span></text:p>
            <text:p><text:span text:style-name="T2">Afin qu’elle ne soit plus visible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clique sur une tâche attribuée à un élève dans la liste de tâches élèves</text:span></text:p>
            <text:p>ET que je clique sur le bouton supprimer la tâche</text:p>
            <text:p>ALORS le système supprime la tâche de ma liste de tâches élèves, et dans celle de l’élève</text:p>
            <text:p>ET affiche la liste des tâches élèves mise à jour</text:p>
            <text:p>ET un message confirme la suppression de la tâche à lélève</text:p>
            <text:p/>
          </table:table-cell>
          <table:table-cell table:style-name="ce110" table:number-columns-repeated="1019"/>
        </table:table-row>
        <table:table-row table:style-name="ro8">
          <table:table-cell table:style-name="ce65" office:value-type="string" calcext:value-type="string">
            <text:p><text:span text:style-name="T1">US40 Consulter les tâches par élèves</text:span></text:p>
            <text:p><text:span text:style-name="T1">En tant que tuteur/administrateur</text:span></text:p>
            <text:p><text:span text:style-name="T1">Je veux consulter une tâche attribuée à un élève à partir de ma liste de tâches</text:span></text:p>
            <text:p><text:span text:style-name="T2">Afin que je puisse voir toutes les tâches attribuées à mes élè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scroll avec la souris dans le contenuer « Tâches élèves»</text:span></text:p>
            <text:p><text:span text:style-name="T1">ALORS le système m’affiche les tâches élèves (par élèves), les unes en dessous des autres, dans ma liste de tâches élèves</text:span></text:p>
            <text:p/>
          </table:table-cell>
          <table:table-cell table:style-name="ce110" table:number-columns-repeated="1019"/>
        </table:table-row>
        <table:table-row table:style-name="ro12" table:number-rows-repeated="104852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oSCoW des US" table:style-name="ta1">
        <table:table-column table:style-name="co7" table:default-cell-style-name="ce112"/>
        <table:table-column table:style-name="co8" table:default-cell-style-name="ce120"/>
        <table:table-column table:style-name="co8" table:default-cell-style-name="ce124"/>
        <table:table-column table:style-name="co8" table:default-cell-style-name="ce128"/>
        <table:table-column table:style-name="co8" table:default-cell-style-name="ce132"/>
        <table:table-column table:style-name="co8" table:default-cell-style-name="ce136"/>
        <table:table-column table:style-name="co8" table:default-cell-style-name="ce140"/>
        <table:table-column table:style-name="co8" table:default-cell-style-name="ce144"/>
        <table:table-column table:style-name="co8" table:default-cell-style-name="ce148"/>
        <table:table-column table:style-name="co6" table:number-columns-repeated="1014" table:default-cell-style-name="Default"/>
        <table:table-row table:style-name="ro13">
          <table:table-cell table:style-name="ce111" office:value-type="string" calcext:value-type="string">
            <text:p>Backlog par N°US :</text:p>
          </table:table-cell>
          <table:table-cell table:style-name="ce114" office:value-type="string" calcext:value-type="string" table:number-columns-spanned="8" table:number-rows-spanned="1">
            <text:p>03 <text:s/>01 <text:s/>02 <text:s/>04 <text:s/>06 <text:s/>07 <text:s/>09 <text:s/>10 <text:s/>11 <text:s/>14 <text:s/>23 <text:s/>24 <text:s/>20 <text:s/>26 <text:s/>27 <text:s/>19 <text:s/>18 <text:s/>15 <text:s/>16 <text:s/>17 <text:s/>29 <text:s/>31 <text:s/>32 <text:s/>33 <text:s/>35 <text:s/>36 <text:s/>37 <text:s/>38 <text:s/>39 <text:s/>40 <text:s/>05 <text:s/>13 <text:s/>12 <text:s/>08 <text:s/>21 <text:s/>22 <text:s/>30 <text:s/>34 <text:s/>25 <text:s/>28</text:p>
          </table:table-cell>
          <table:covered-table-cell table:number-columns-repeated="7" table:style-name="ce161"/>
          <table:table-cell table:style-name="ce149" table:number-columns-repeated="1014"/>
        </table:table-row>
        <table:table-row table:style-name="ro14">
          <table:table-cell table:style-name="ce111"/>
          <table:table-cell table:style-name="ce161" table:number-columns-repeated="8"/>
          <table:table-cell table:style-name="ce149" table:number-columns-repeated="1014"/>
        </table:table-row>
        <table:table-row table:style-name="ro15">
          <table:table-cell/>
          <table:table-cell table:style-name="ce116" office:value-type="string" calcext:value-type="string">
            <text:p>S’AUTHENTIFIER</text:p>
          </table:table-cell>
          <table:table-cell table:style-name="ce121" office:value-type="string" calcext:value-type="string">
            <text:p>NAVIGUER</text:p>
          </table:table-cell>
          <table:table-cell table:style-name="ce125" office:value-type="string" calcext:value-type="string">
            <text:p>GÉRER LES COMPTES UTILISATEURS</text:p>
          </table:table-cell>
          <table:table-cell table:style-name="ce129" office:value-type="string" calcext:value-type="string">
            <text:p>GÉRER SON COMPTE</text:p>
          </table:table-cell>
          <table:table-cell table:style-name="ce133" office:value-type="string" calcext:value-type="string">
            <text:p>CONSULTER LE DASHBOARD</text:p>
          </table:table-cell>
          <table:table-cell table:style-name="ce137" office:value-type="string" calcext:value-type="string">
            <text:p>CHATTER</text:p>
          </table:table-cell>
          <table:table-cell table:style-name="ce141" office:value-type="string" calcext:value-type="string">
            <text:p>GÉRER SON CALENDRIER</text:p>
          </table:table-cell>
          <table:table-cell table:style-name="ce145" office:value-type="string" calcext:value-type="string">
            <text:p>GÉRER LES TÂCHES</text:p>
          </table:table-cell>
          <table:table-cell table:style-name="ce112" table:number-columns-repeated="1014"/>
        </table:table-row>
        <table:table-row table:style-name="ro16">
          <table:table-cell table:style-name="ce113" office:value-type="string" calcext:value-type="string">
            <text:p>MUST</text:p>
          </table:table-cell>
          <table:table-cell table:style-name="ce117" office:value-type="string" calcext:value-type="string">
            <text:p><text:span text:style-name="T1">US03 S’inscrire (25)</text:span></text:p>
            <text:p><text:span text:style-name="T1">US01 Se connecter (65)</text:span></text:p>
            <text:p><text:span text:style-name="T1">US02 Changer mot de passe (oublié)(40)</text:span></text:p>
            <text:p/>
          </table:table-cell>
          <table:table-cell table:style-name="ce122" office:value-type="string" calcext:value-type="string">
            <text:p>US04 Naviguer (25)</text:p>
          </table:table-cell>
          <table:table-cell table:style-name="ce126" office:value-type="string" calcext:value-type="string">
            <text:p><text:span text:style-name="T1">US06 Consulter les comptes (19)</text:span></text:p>
            <text:p><text:span text:style-name="T1">US07 Modifier les types de comptes (30)</text:span></text:p>
            <text:p><text:span text:style-name="T1">US09 Être notifié des comptes à activer (17)</text:span></text:p>
            <text:p/>
          </table:table-cell>
          <table:table-cell table:style-name="ce130" office:value-type="string" calcext:value-type="string">
            <text:p><text:span text:style-name="T1">US10 Consulter son compte (24)</text:span></text:p>
            <text:p><text:span text:style-name="T1">US11 Modifier son compte (35)</text:span></text:p>
            <text:p/>
            <text:p/>
            <text:p/>
          </table:table-cell>
          <table:table-cell table:style-name="ce134" office:value-type="string" calcext:value-type="string">
            <text:p><text:span text:style-name="T1">US14 Consulter les types de comptes utilisateurs (17)</text:span></text:p>
            <text:p><text:span text:style-name="T1">US15 Consulter le calendrier simplifié (3)</text:span></text:p>
            <text:p><text:span text:style-name="T1">US16 Consulter les tâches simplifiées (3)</text:span></text:p>
            <text:p><text:span text:style-name="T1">US17 Consulter l’état du chat (3)</text:span></text:p>
            <text:p/>
          </table:table-cell>
          <table:table-cell table:style-name="ce138" office:value-type="string" calcext:value-type="string">
            <text:p><text:span text:style-name="T2">US18 Être notifié messages non lus dans chat (8)</text:span></text:p>
            <text:p><text:span text:style-name="T1">US19 Consulter message chat avec contact (9)</text:span></text:p>
            <text:p><text:span text:style-name="T1">US20 Écrire un message chat avec contact (15)</text:span></text:p>
            <text:p><text:span text:style-name="T1">US23 Rechercher un élève (12)</text:span></text:p>
            <text:p><text:span text:style-name="T1">US24 Créer chat avec élève (12)</text:span></text:p>
            <text:p><text:span text:style-name="T1">US26 Rechercher un tuteur/administrateur (12)</text:span></text:p>
            <text:p><text:span text:style-name="T1">US27 Créer chat avec tuteur/administrateur (12)</text:span></text:p>
            <text:p/>
            <text:p/>
            <text:p/>
            <text:p/>
            <text:p/>
            <text:p/>
            <text:p/>
            <text:p/>
          </table:table-cell>
          <table:table-cell table:style-name="ce142" office:value-type="string" calcext:value-type="string">
            <text:p><text:span text:style-name="T2">US29 Créer un évènement (3)</text:span></text:p>
            <text:p><text:span text:style-name="T1">US31 Supprimer un évènement (4)</text:span></text:p>
            <text:p><text:span text:style-name="T1">US32 Consulter le calendrier (3)</text:span></text:p>
          </table:table-cell>
          <table:table-cell table:style-name="ce146" office:value-type="string" calcext:value-type="string">
            <text:p><text:span text:style-name="T1">US33 Créer une tâche perso (3)</text:span></text:p>
            <text:p><text:span text:style-name="T1">US35 Supprimer une tâche perso (4)</text:span></text:p>
            <text:p><text:span text:style-name="T1">US36 Consulter ses tâches (3)</text:span></text:p>
            <text:p><text:span text:style-name="T1">US37 Créer une tâche à un élève (3)</text:span></text:p>
            <text:p><text:span text:style-name="T1">US38 Modifier une tâche d’un élève (4)</text:span></text:p>
            <text:p><text:span text:style-name="T1">US39 Supprimer une tâche d’un élève (4)</text:span></text:p>
            <text:p><text:span text:style-name="T1">US40 Consulter les tâches par élèves (3)</text:span></text:p>
          </table:table-cell>
          <table:table-cell table:number-columns-repeated="1014"/>
        </table:table-row>
        <table:table-row table:style-name="ro8">
          <table:table-cell table:style-name="ce113" office:value-type="string" calcext:value-type="string">
            <text:p>SHOULD</text:p>
          </table:table-cell>
          <table:table-cell table:style-name="ce118" office:value-type="string" calcext:value-type="string">
            <text:p/>
            <text:p/>
          </table:table-cell>
          <table:table-cell table:style-name="ce123"/>
          <table:table-cell table:style-name="ce126" office:value-type="string" calcext:value-type="string">
            <text:p>US08 Supprimer un compte utilisateur (5)</text:p>
            <text:p><text:span text:style-name="T1">US05 Rechercher un compte utilisateur (25)</text:span></text:p>
            <text:p/>
            <text:p/>
          </table:table-cell>
          <table:table-cell table:style-name="ce130" office:value-type="string" calcext:value-type="string">
            <text:p>US12 Supprimer son compte (8)</text:p>
            <text:p><text:span text:style-name="T1">US13 Se déconnecter (9)</text:span></text:p>
          </table:table-cell>
          <table:table-cell table:style-name="ce135"/>
          <table:table-cell table:style-name="ce138"/>
          <table:table-cell table:style-name="ce142" office:value-type="string" calcext:value-type="string">
            <text:p/>
            <text:p/>
          </table:table-cell>
          <table:table-cell table:style-name="ce146" office:value-type="string" calcext:value-type="string">
            <text:p/>
            <text:p/>
          </table:table-cell>
          <table:table-cell table:number-columns-repeated="1014"/>
        </table:table-row>
        <table:table-row table:style-name="ro7">
          <table:table-cell table:style-name="ce113" office:value-type="string" calcext:value-type="string">
            <text:p>COULD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8" office:value-type="string" calcext:value-type="string">
            <text:p>US21 Modifier message chat avec contact (8)</text:p>
            <text:p><text:span text:style-name="T1">US22 Supprimer message chat avec contact (8)</text:span></text:p>
            <text:p><text:span text:style-name="T1">US25 Supprimer chat avec élève (2)</text:span></text:p>
            <text:p><text:span text:style-name="T1">US28 Supprimer chat avec tuteur/administrateur (2)</text:span></text:p>
            <text:p/>
          </table:table-cell>
          <table:table-cell table:style-name="ce142" office:value-type="string" calcext:value-type="string">
            <text:p>US30 Modifier un évènement (4)</text:p>
          </table:table-cell>
          <table:table-cell table:style-name="ce146" office:value-type="string" calcext:value-type="string">
            <text:p><text:span text:style-name="T2">US34 Modifier une tâche perso (4)</text:span></text:p>
            <text:p/>
          </table:table-cell>
          <table:table-cell table:number-columns-repeated="1014"/>
        </table:table-row>
        <table:table-row table:style-name="ro17">
          <table:table-cell table:style-name="ce113" office:value-type="string" calcext:value-type="string">
            <text:p>WON’T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/>
          <table:table-cell table:number-columns-repeated="1014"/>
        </table:table-row>
        <table:table-row table:style-name="ro14" table:number-rows-repeated="1048568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10:05.698004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2-01-08T17:12:06.388607376</dc:date>
    <meta:editing-duration>PT16H23M40S</meta:editing-duration>
    <meta:editing-cycles>285</meta:editing-cycles>
    <meta:generator>LibreOffice/6.4.7.2$Linux_X86_64 LibreOffice_project/40$Build-2</meta:generator>
    <meta:document-statistic meta:table-count="2" meta:cell-count="205" meta:object-count="0"/>
  </office:meta>
</office:document-meta>
</file>